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c985" officeooo:paragraph-rsid="004dc98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5dba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29c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ca5bf" officeooo:paragraph-rsid="005ca5bf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bf317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54e27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606e1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606e1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e279" officeooo:paragraph-rsid="0054e27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4e56" officeooo:paragraph-rsid="00594e5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5dbaa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 style:master-page-name="">
      <style:paragraph-properties fo:text-align="start" style:justify-single-word="false" style:page-number="auto"/>
      <style:text-properties style:text-line-through-style="none" style:text-line-through-type="none" style:font-name="DejaVu Sans Condensed" fo:font-size="12pt" fo:font-style="normal" fo:font-weight="bold" officeooo:rsid="003ff53d" officeooo:paragraph-rsid="005dbaa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bf" officeooo:paragraph-rsid="004f89bf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officeooo:rsid="00463da4" officeooo:paragraph-rsid="005dbaa1" style:font-size-asian="12pt" style:font-size-complex="12pt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5dbaa1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dc985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dc985" style:font-weight-asian="normal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officeooo:rsid="005ca5bf" officeooo:paragraph-rsid="005ca5bf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officeooo:paragraph-rsid="005dbaa1"/>
    </style:style>
    <style:style style:name="P30" style:family="paragraph" style:parent-style-name="Standard" style:list-style-name="L7">
      <style:paragraph-properties fo:text-align="start" style:justify-single-word="false"/>
      <style:text-properties officeooo:rsid="0060c091" officeooo:paragraph-rsid="0060c091"/>
    </style:style>
    <style:style style:name="T1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2519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22519" style:font-weight-asian="bold" style:font-weight-complex="bold"/>
    </style:style>
    <style:style style:name="T6" style:family="text">
      <style:text-properties fo:font-weight="bold" officeooo:rsid="0050b482" style:font-weight-asian="bold" style:font-weight-complex="bold"/>
    </style:style>
    <style:style style:name="T7" style:family="text">
      <style:text-properties fo:font-weight="bold" officeooo:rsid="0053a65c" style:font-weight-asian="bold" style:font-weight-complex="bold"/>
    </style:style>
    <style:style style:name="T8" style:family="text">
      <style:text-properties fo:font-weight="bold" officeooo:rsid="00594e56" style:font-weight-asian="bold" style:font-weight-complex="bold"/>
    </style:style>
    <style:style style:name="T9" style:family="text">
      <style:text-properties fo:font-weight="bold" officeooo:rsid="00606e1f" style:font-weight-asian="bold" style:font-weight-complex="bold"/>
    </style:style>
    <style:style style:name="T10" style:family="text">
      <style:text-properties officeooo:rsid="0035db3e"/>
    </style:style>
    <style:style style:name="T11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ca5bf" style:font-size-asian="12pt" style:font-weight-asian="bold" style:font-size-complex="12pt" style:font-weight-complex="bold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53a65c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54e279" style:font-size-asian="12pt" style:font-style-asian="normal" style:font-size-complex="12pt" style:font-style-complex="normal"/>
    </style:style>
    <style:style style:name="T2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54e279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522519"/>
    </style:style>
    <style:style style:name="T25" style:family="text">
      <style:text-properties officeooo:rsid="0053a65c"/>
    </style:style>
    <style:style style:name="T26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style="normal" fo:font-weight="normal" officeooo:rsid="005d037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594e56"/>
    </style:style>
    <style:style style:name="T29" style:family="text">
      <style:text-properties officeooo:rsid="005a8efd"/>
    </style:style>
    <style:style style:name="T30" style:family="text">
      <style:text-properties officeooo:rsid="005355f4"/>
    </style:style>
    <style:style style:name="T31" style:family="text">
      <style:text-properties style:text-outline="false" fo:text-shadow="none" style:text-underline-style="none" style:text-emphasize="none"/>
    </style:style>
    <style:style style:name="T32" style:family="text">
      <style:text-properties style:text-outline="false" fo:text-shadow="none" style:text-underline-style="none" officeooo:rsid="005723e2" style:text-emphasize="none"/>
    </style:style>
    <style:style style:name="T33" style:family="text">
      <style:text-properties style:text-outline="false" fo:text-shadow="none" style:text-underline-style="none" officeooo:rsid="006e1af8" style:text-emphasize="none"/>
    </style:style>
    <style:style style:name="T34" style:family="text">
      <style:text-properties officeooo:rsid="0039da8b"/>
    </style:style>
    <style:style style:name="T35" style:family="text">
      <style:text-properties officeooo:rsid="00643986"/>
    </style:style>
    <style:style style:name="T36" style:family="text">
      <style:text-properties officeooo:rsid="0066ab54"/>
    </style:style>
    <style:style style:name="T37" style:family="text">
      <style:text-properties officeooo:rsid="00417426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ff53d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ff53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17426" style:font-style-asian="normal" style:font-weight-asian="normal" style:font-style-complex="normal" style:font-weight-complex="normal"/>
    </style:style>
    <style:style style:name="T43" style:family="text">
      <style:text-properties officeooo:rsid="005dbaa1"/>
    </style:style>
    <style:style style:name="T44" style:family="text">
      <style:text-properties officeooo:rsid="005e13b4"/>
    </style:style>
    <style:style style:name="T45" style:family="text">
      <style:text-properties officeooo:rsid="005f412f"/>
    </style:style>
    <style:style style:name="T46" style:family="text">
      <style:text-properties officeooo:rsid="00606e1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1">5</text:span><text:span text:style-name="T12">0</text:span><text:span text:style-name="T18">2</text:span><text:span text:style-name="T13"> - </text:span><text:span text:style-name="T14">A/G </text:span><text:span text:style-name="T15">- </text:span><text:span text:style-name="T16">Pilot - </text:span><text:span text:style-name="T18">U</text:span><text:span text:style-name="T17">nguided Bombs, </text:span><text:span text:style-name="T18">Dive Toss</text:span></text:p>
      <text:p text:style-name="P4"/>
      <text:p text:style-name="P6">Fence In</text:p>
      <text:list text:style-name="L1">
        <text:list-item>
          <text:p text:style-name="P13"><text:span text:style-name="T3">MASTER ARM</text:span><text:span text:style-name="T1"> ... </text:span><text:span text:style-name="T2">ON</text:span></text:p>
        </text:list-item>
      </text:list>
      <text:p text:style-name="P8"/>
      <text:p text:style-name="P5">Dive Toss (CCRP) -- Also Dive-Glide and Dive-Level</text:p>
      <text:list xml:id="list1231840985" text:style-name="L2">
        <text:list-item>
          <text:p text:style-name="P14">Set up:</text:p>
          <text:list>
            <text:list-item>
              <text:p text:style-name="P14"><text:span text:style-name="T24">(</text:span>WSO<text:span text:style-name="T24">)</text:span> <text:span text:style-name="T4">Radar </text:span><text:span text:style-name="T5">Mode knob</text:span><text:span text:style-name="T24"> </text:span>... <text:span text:style-name="T4">AIR-GRD</text:span> with 5 or 10 mile range setting<text:span text:style-name="T25">, or </text:span><text:span text:style-name="T7">TGT FIND</text:span><text:span text:style-name="T25"> to use TPOD designation</text:span></text:p>
            </text:list-item>
            <text:list-item>
              <text:p text:style-name="P14"><text:span text:style-name="T6">Sight</text:span><text:span text:style-name="T4"> </text:span><text:span text:style-name="T6">Mode</text:span><text:span text:style-name="T4"> knob</text:span> ... <text:span text:style-name="T4">A/G</text:span></text:p>
            </text:list-item>
            <text:list-item>
              <text:p text:style-name="P26"><text:span text:style-name="T22">Delivery Mode knob</text:span><text:span text:style-name="T19"> ... </text:span><text:span text:style-name="T22">DT</text:span><text:span text:style-name="T19"> for Dive Toss</text:span><text:span text:style-name="T20">/Dive Glide/Dive Level</text:span><text:span text:style-name="T19"> delivery</text:span><text:span text:style-name="T20"> (different from DL for Dive Laydown)</text:span><text:span text:style-name="T21">, or </text:span><text:span text:style-name="T23">TGT FIND</text:span><text:span text:style-name="T21"> for Pave Spike designation</text:span></text:p>
            </text:list-item>
            <text:list-item>
              <text:p text:style-name="P14"><text:span text:style-name="T4">Weapon Selector knob</text:span> ... <text:span text:style-name="T4">BOMBS</text:span></text:p>
            </text:list-item>
            <text:list-item>
              <text:p text:style-name="P16"><text:span text:style-name="T4">AWRU INTRVL knob </text:span>and<text:span text:style-name="T4"> switch</text:span> ... <text:span text:style-name="T4">as needed</text:span></text:p>
            </text:list-item>
            <text:list-item>
              <text:p text:style-name="P14"><text:span text:style-name="T4">AWRU </text:span><text:span text:style-name="T9">QTY knob</text:span><text:span text:style-name="T46"> </text:span>... <text:span text:style-name="T4">as needed</text:span><text:span text:style-name="T9">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7"><text:span text:style-name="T4">C</text:span> ... (Continuous ripple) While pickle is held, drops one bomb at a time from selected stations, outside in, at selected intervals.</text:p>
                </text:list-item>
                <text:list-item>
                  <text:p text:style-name="P17"><text:span text:style-name="T4">S</text:span> ... (continuous Salvo) While pickle is held, drops one bomb simultaneously from each selected station, at selected intervals.</text:p>
                </text:list-item>
                <text:list-item>
                  <text:p text:style-name="P17"><text:span text:style-name="T4">P</text:span> ... (Pairs) With each pickle press, drops a pair of bombs from selected symmetrical stations, outside in. <text:s/>Drops singles from centerline station. <text:s/>Ignores interval.</text:p>
                </text:list-item>
                <text:list-item>
                  <text:p text:style-name="P17"><text:span text:style-name="T4">Numbers 1-18</text:span> ... While pickle is held, drops up to N bombs total, one at a time from selected stations, outside in, at selected intervals.</text:p>
                </text:list-item>
              </text:list>
            </text:list-item>
          </text:list>
        </text:list-item>
      </text:list>
      <text:list xml:id="list94447945274925" text:continue-list="list1231840985" text:style-name="L2">
        <text:list-item>
          <text:list>
            <text:list-item>
              <text:p text:style-name="P18">Bombing Table kneeboard (B key):</text:p>
              <text:list>
                <text:list-item>
                  <text:p text:style-name="P18">Mode of delivery ... DT or TGT FIND??</text:p>
                </text:list-item>
                <text:list-item>
                  <text:p text:style-name="P18">Type of bomb ... as needed</text:p>
                </text:list-item>
                <text:list-item>
                  <text:p text:style-name="P18">(No other settings needed, we just need the bomb drag coefficient.)</text:p>
                </text:list-item>
                <text:list-item>
                  <text:p text:style-name="P18">Tell Jester and close.</text:p>
                </text:list-item>
              </text:list>
            </text:list-item>
          </text:list>
        </text:list-item>
        <text:list-item>
          <text:p text:style-name="P14">Dive at <text:span text:style-name="T4">10 to 40 degrees</text:span>.</text:p>
        </text:list-item>
        <text:list-item>
          <text:p text:style-name="P15">Place pipper on target, <text:span text:style-name="T4">wings level</text:span>.</text:p>
        </text:list-item>
        <text:list-item>
          <text:p text:style-name="P18">Press <text:span text:style-name="T4">Jester Context button</text:span> to tell Jester to <text:span text:style-name="T4">lock the radar onto the ground return</text:span>.</text:p>
        </text:list-item>
      </text:list>
      <text:list text:style-name="L4">
        <text:list-item>
          <text:list>
            <text:list-item>
              <text:p text:style-name="P19">To unlock, press Jester Context button again.</text:p>
            </text:list-item>
          </text:list>
        </text:list-item>
      </text:list>
      <text:list xml:id="list94447423835139" text:continue-list="list94447945274925" text:style-name="L2">
        <text:list-item>
          <text:p text:style-name="P14"><text:span text:style-name="T28">When locked (range indicator is shown on gunsight reticle), </text:span><text:span text:style-name="T8">p</text:span><text:span text:style-name="T4">ress and hold </text:span><text:span text:style-name="T5">Red Button</text:span>, then begin pullup. <text:s/>Maintain perfectly constant pullup rate for maximum accuracy.</text:p>
        </text:list-item>
      </text:list>
      <text:list text:style-name="L5">
        <text:list-item>
          <text:list>
            <text:list-item>
              <text:p text:style-name="P27"><text:span text:style-name="T19">For </text:span><text:span text:style-name="T22">Dive-Glide</text:span><text:span text:style-name="T19">, pull up partially (5-10 deg), then maintain steady angle through release point.</text:span></text:p>
            </text:list-item>
            <text:list-item>
              <text:p text:style-name="P27"><text:span text:style-name="T19">For </text:span><text:span text:style-name="T22">Dive-Level</text:span><text:span text:style-name="T19">, start with a shallower dive; after designating target, increase dive angle to get "behind" the release point, then pull up to level and maintain straight-and-level flight through release point.</text:span></text:p>
            </text:list-item>
          </text:list>
        </text:list-item>
      </text:list>
      <text:list xml:id="list94447701419155" text:continue-list="list94447423835139" text:style-name="L2">
        <text:list-item>
          <text:p text:style-name="P14">Bombs are released when WRCS computes you are at the release point.</text:p>
        </text:list-item>
        <text:list-item>
          <text:p text:style-name="P14"><text:span text:style-name="T4">Release </text:span><text:span text:style-name="T5">Red Button</text:span><text:span text:style-name="T24"> when bombs are gone.</text:span></text:p>
        </text:list-item>
      </text:list>
      <text:p text:style-name="P9"/>
      <text:p text:style-name="P5">Loft -- Pre-set target location and Initial Point, timed pullup, automatic bomb release<text:span text:style-name="T29"> -- WIP needs verification</text:span></text:p>
      <text:list text:style-name="L6">
        <text:list-item>
          <text:p text:style-name="P23">Set up:</text:p>
          <text:list>
            <text:list-item>
              <text:p text:style-name="P23"><text:span text:style-name="T24">(</text:span>WSO<text:span text:style-name="T24">)</text:span> Set timers.</text:p>
            </text:list-item>
            <text:list-item>
              <text:p text:style-name="P23"><text:span text:style-name="T4">Delivery Mode knob</text:span> ... <text:span text:style-name="T4">LOFT</text:span></text:p>
            </text:list-item>
            <text:list-item>
              <text:p text:style-name="P23"><text:span text:style-name="T4">Weapon Select knob</text:span> ... <text:span text:style-name="T4">BOMBS</text:span></text:p>
            </text:list-item>
            <text:list-item>
              <text:p text:style-name="P23"><text:span text:style-name="T4">AWRU</text:span> ... <text:span text:style-name="T4">QTY</text:span> and <text:span text:style-name="T4">INT</text:span> as needed</text:p>
            </text:list-item>
            <text:list-item>
              <text:p text:style-name="P23"><text:span text:style-name="T4">NOSE/TAIL ARM switch</text:span> ... <text:span text:style-name="T4">As needed</text:span></text:p>
            </text:list-item>
            <text:list-item>
              <text:p text:style-name="P23"><text:span text:style-name="T4">Station Select buttons</text:span> ... <text:span text:style-name="T4">Bomb stations selected</text:span></text:p>
            </text:list-item>
          </text:list>
        </text:list-item>
        <text:list-item>
          <text:p text:style-name="P23">When over IP, <text:span text:style-name="T4">press and hold Red Button</text:span>.</text:p>
        </text:list-item>
        <text:list-item>
          <text:p text:style-name="P23">At pullup point, initiate <text:span text:style-name="T4">4 G pullup</text:span>.</text:p>
        </text:list-item>
        <text:list-item>
          <text:p text:style-name="P23">Bombs will release at computed time.</text:p>
        </text:list-item>
        <text:list-item>
          <text:p text:style-name="P23"><text:span text:style-name="T4">Release </text:span><text:span text:style-name="T5">Red Button</text:span><text:span text:style-name="T24"> when bombs are gone</text:span>.</text:p>
        </text:list-item>
      </text:list>
      <text:p text:style-name="P10"/>
      <text:p text:style-name="P12">Weapon notes</text:p>
      <text:list xml:id="list608196723" text:style-name="L7">
        <text:list-item>
          <text:p text:style-name="P30"><text:span text:style-name="T26">Retarded bombs (Mk 82 Snakeye and AIR, Mk 84 AIR):</text:span></text:p>
          <text:list>
            <text:list-item>
              <text:p text:style-name="P30"><text:span text:style-name="T26">NOSE fuze drops slick (non-retarded), TAIL or NOSE &amp; TAIL drops retarded.</text:span></text:p>
            </text:list-item>
          </text:list>
        </text:list-item>
        <text:list-item>
          <text:p text:style-name="P28"><text:span text:style-name="T26">Mk 20 Rockeyes</text:span><text:span text:style-name="T27">:</text:span></text:p>
          <text:list>
            <text:list-item>
              <text:p text:style-name="P20">Use <text:span text:style-name="T4">NOSE</text:span> fuze for <text:span text:style-name="T4">PRI</text:span> timing, <text:span text:style-name="T4">NOSE &amp; TAIL</text:span> for <text:span text:style-name="T4">OPT</text:span> timing. <text:s/>TAIL only will result in dud.</text:p>
            </text:list-item>
          </text:list>
        </text:list-item>
      </text:list>
      <text:p text:style-name="P11"/>
      <text:p text:style-name="P7"><text:span text:style-name="T34">Bomb</text:span><text:span text:style-name="T35"> interval spacing table</text:span><text:span text:style-name="T36"> and notes</text:span><text:span text:style-name="T44"> -- WIP need more data</text:span><text:span text:style-name="T45"> points</text:span></text:p>
      <text:list text:style-name="L8">
        <text:list-item>
          <text:p text:style-name="P22">Intervals<text:tab/><text:span text:style-name="T43"><text:tab/></text:span>0.06 s<text:span text:style-name="T37">ec</text:span><text:tab/>0.10 s<text:span text:style-name="T37">ec</text:span><text:tab/>0.14 s<text:span text:style-name="T37">ec</text:span></text:p>
          <text:p text:style-name="P24"><text:span text:style-name="T39">6</text:span><text:span text:style-name="T38">00 kts<text:tab/></text:span><text:span text:style-name="T40"><text:tab/>60.8 ft<text:tab/><text:tab/>101.3 ft<text:tab/>141.8 ft</text:span></text:p>
          <text:p text:style-name="P24"><text:span text:style-name="T39">5</text:span><text:span text:style-name="T38">50 kts<text:tab/></text:span><text:span text:style-name="T40"><text:tab/>55.7 ft<text:tab/><text:tab/>92.8 ft<text:tab/><text:tab/>130.0 ft</text:span></text:p>
          <text:p text:style-name="P25"><text:span text:style-name="T39">500 kts<text:tab/></text:span><text:span text:style-name="T41"><text:tab/>50.6</text:span><text:span text:style-name="T42"> ft<text:tab/></text:span><text:span text:style-name="T41"><text:tab/>84.4 </text:span><text:span text:style-name="T42">ft</text:span><text:span text:style-name="T41"><text:tab/><text:tab/>118.1 </text:span><text:span text:style-name="T42">ft</text:span></text:p>
          <text:p text:style-name="P21"><text:span text:style-name="T4">450 kts<text:tab/></text:span><text:tab/>45.6 <text:span text:style-name="T37">ft</text:span><text:tab/><text:tab/>76.0 <text:span text:style-name="T37">ft</text:span><text:tab/><text:tab/>106.3 <text:span text:style-name="T37">ft</text:span></text:p>
          <text:p text:style-name="P21"><text:span text:style-name="T4">400 kts<text:tab/></text:span><text:tab/>40.5 <text:span text:style-name="T37">ft</text:span><text:tab/><text:tab/>67.5 <text:span text:style-name="T37">ft</text:span><text:tab/><text:tab/>94.5 <text:span text:style-name="T37">ft</text:span></text:p>
          <text:p text:style-name="P21"><text:span text:style-name="T4">350 kts<text:tab/></text:span><text:tab/>35.4 <text:span text:style-name="T37">ft</text:span><text:tab/><text:tab/>59.0 <text:span text:style-name="T37">ft</text:span><text:tab/><text:tab/>82.7 <text:span text:style-name="T37">ft</text:span></text:p>
        </text:list-item>
        <text:list-item>
          <text:p text:style-name="P29"><text:soft-page-break/><text:span text:style-name="T30">Calculation: kts / 60 / 60 * </text:span><text:span text:style-name="T31">6076.115 / </text:span><text:span text:style-name="T32">interval = distance</text:span><text:span text:style-name="T33"> in f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6T09:44:46.278000000</dc:date>
    <meta:editing-duration>PT21H3M48S</meta:editing-duration>
    <meta:editing-cycles>78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61" meta:word-count="615" meta:character-count="3228" meta:non-whitespace-character-count="2701"/>
  </office:meta>
</office:document-meta>
</file>